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DDEBF7"/>
    </style:style>
    <style:style style:name="ce4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Chart 1" svg:x="6.79639in" svg:y="0.05625in" svg:width="6.29875in" svg:height="3.54292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5.85125in" svg:y="10.13347in" svg:width="6.29139in" svg:height="3.5386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2505" table:style-name="ce1">
            <text:p>2505</text:p>
          </table:table-cell>
          <table:table-cell office:value-type="float" office:value="0" table:formula="of:=[.A1]" table:style-name="ce1">
            <text:p>0</text:p>
          </table:table-cell>
          <table:table-cell office:value-type="float" office:value="2505" table:style-name="ce1">
            <text:p>2505</text:p>
          </table:table-cell>
          <table:table-cell office:value-type="float" office:value="170" table:style-name="ce1">
            <text:p>170</text:p>
          </table:table-cell>
          <table:table-cell office:value-type="float" office:value="0.38975026355092268" table:formula="of:=[.$E$2]*[.D1]+[.$E$3]" table:style-name="ce1">
            <text:p>0.389750264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482" table:style-name="ce1">
            <text:p>2482</text:p>
          </table:table-cell>
          <table:table-cell office:value-type="float" office:value="1" table:formula="of:=[.A2]" table:style-name="ce1">
            <text:p>1</text:p>
          </table:table-cell>
          <table:table-cell office:value-type="float" office:value="2482" table:style-name="ce1">
            <text:p>2482</text:p>
          </table:table-cell>
          <table:table-cell office:value-type="float" office:value="-3.472535508646879E-2" table:formula="of:=SLOPE([.C1:.C60];[.D1:.D60])" table:style-name="ce1">
            <text:p>-0.034725355</text:p>
          </table:table-cell>
          <table:table-cell office:value-type="float" office:value="1.1884334305397033" table:formula="of:=[.$E$2]*[.D2]+[.$E$3]" table:style-name="ce1">
            <text:p>1.188433431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462" table:style-name="ce1">
            <text:p>2462</text:p>
          </table:table-cell>
          <table:table-cell office:value-type="float" office:value="2" table:formula="of:=[.A3]" table:style-name="ce1">
            <text:p>2</text:p>
          </table:table-cell>
          <table:table-cell office:value-type="float" office:value="2462" table:style-name="ce1">
            <text:p>2462</text:p>
          </table:table-cell>
          <table:table-cell office:value-type="float" office:value="87.376764755155236" table:formula="of:=INTERCEPT([.C1:.C60];[.D1:.D60])" table:style-name="ce1">
            <text:p>87.37676476</text:p>
          </table:table-cell>
          <table:table-cell office:value-type="float" office:value="1.8829405322690747" table:formula="of:=[.$E$2]*[.D3]+[.$E$3]" table:style-name="ce1">
            <text:p>1.88294053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33" table:style-name="ce1">
            <text:p>2433</text:p>
          </table:table-cell>
          <table:table-cell office:value-type="float" office:value="3" table:formula="of:=[.A4]" table:style-name="ce1">
            <text:p>3</text:p>
          </table:table-cell>
          <table:table-cell office:value-type="float" office:value="2433" table:style-name="ce1">
            <text:p>2433</text:p>
          </table:table-cell>
          <table:table-cell table:style-name="ce1"/>
          <table:table-cell office:value-type="float" office:value="2.8899758297766738" table:formula="of:=[.$E$2]*[.D4]+[.$E$3]" table:style-name="ce1">
            <text:p>2.88997583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408" table:style-name="ce1">
            <text:p>2408</text:p>
          </table:table-cell>
          <table:table-cell office:value-type="float" office:value="4" table:formula="of:=[.A5]" table:style-name="ce1">
            <text:p>4</text:p>
          </table:table-cell>
          <table:table-cell office:value-type="float" office:value="2408" table:style-name="ce1">
            <text:p>2408</text:p>
          </table:table-cell>
          <table:table-cell table:style-name="ce1"/>
          <table:table-cell office:value-type="float" office:value="3.7581097069383844" table:formula="of:=[.$E$2]*[.D5]+[.$E$3]" table:style-name="ce1">
            <text:p>3.758109707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375" table:style-name="ce1">
            <text:p>2375</text:p>
          </table:table-cell>
          <table:table-cell office:value-type="float" office:value="5" table:formula="of:=[.A6]" table:style-name="ce1">
            <text:p>5</text:p>
          </table:table-cell>
          <table:table-cell office:value-type="float" office:value="2375" table:style-name="ce1">
            <text:p>2375</text:p>
          </table:table-cell>
          <table:table-cell table:style-name="ce1"/>
          <table:table-cell office:value-type="float" office:value="4.9040464247918578" table:formula="of:=[.$E$2]*[.D6]+[.$E$3]" table:style-name="ce1">
            <text:p>4.904046425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337" table:style-name="ce1">
            <text:p>2337</text:p>
          </table:table-cell>
          <table:table-cell office:value-type="float" office:value="6" table:formula="of:=[.A7]" table:style-name="ce1">
            <text:p>6</text:p>
          </table:table-cell>
          <table:table-cell office:value-type="float" office:value="2337" table:style-name="ce1">
            <text:p>2337</text:p>
          </table:table-cell>
          <table:table-cell table:style-name="ce1"/>
          <table:table-cell office:value-type="float" office:value="6.2236099180776705" table:formula="of:=[.$E$2]*[.D7]+[.$E$3]" table:style-name="ce1">
            <text:p>6.223609918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308" table:style-name="ce1">
            <text:p>2308</text:p>
          </table:table-cell>
          <table:table-cell office:value-type="float" office:value="7" table:formula="of:=[.A8]" table:style-name="ce1">
            <text:p>7</text:p>
          </table:table-cell>
          <table:table-cell office:value-type="float" office:value="2308" table:style-name="ce1">
            <text:p>2308</text:p>
          </table:table-cell>
          <table:table-cell table:style-name="ce1"/>
          <table:table-cell office:value-type="float" office:value="7.2306452155852696" table:formula="of:=[.$E$2]*[.D8]+[.$E$3]" table:style-name="ce1">
            <text:p>7.230645216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278" table:style-name="ce1">
            <text:p>2278</text:p>
          </table:table-cell>
          <table:table-cell office:value-type="float" office:value="8" table:formula="of:=[.A9]" table:style-name="ce1">
            <text:p>8</text:p>
          </table:table-cell>
          <table:table-cell office:value-type="float" office:value="2278" table:style-name="ce1">
            <text:p>2278</text:p>
          </table:table-cell>
          <table:table-cell table:style-name="ce1"/>
          <table:table-cell office:value-type="float" office:value="8.2724058681793338" table:formula="of:=[.$E$2]*[.D9]+[.$E$3]" table:style-name="ce1">
            <text:p>8.272405868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247" table:style-name="ce4">
            <text:p>2247</text:p>
          </table:table-cell>
          <table:table-cell office:value-type="float" office:value="9" table:formula="of:=[.A10]" table:style-name="ce1">
            <text:p>9</text:p>
          </table:table-cell>
          <table:table-cell office:value-type="float" office:value="2247" table:style-name="ce4">
            <text:p>2247</text:p>
          </table:table-cell>
          <table:table-cell table:style-name="ce1"/>
          <table:table-cell office:value-type="float" office:value="9.3488918758598629" table:formula="of:=[.$E$2]*[.D10]+[.$E$3]" table:style-name="ce1">
            <text:p>9.348891876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207" table:style-name="ce1">
            <text:p>2207</text:p>
          </table:table-cell>
          <table:table-cell office:value-type="float" office:value="10" table:formula="of:=[.A11]" table:style-name="ce1">
            <text:p>10</text:p>
          </table:table-cell>
          <table:table-cell office:value-type="float" office:value="2207" table:style-name="ce1">
            <text:p>2207</text:p>
          </table:table-cell>
          <table:table-cell table:style-name="ce1"/>
          <table:table-cell office:value-type="float" office:value="10.73790607931862" table:formula="of:=[.$E$2]*[.D11]+[.$E$3]" table:style-name="ce1">
            <text:p>10.73790608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189" table:style-name="ce1">
            <text:p>2189</text:p>
          </table:table-cell>
          <table:table-cell office:value-type="float" office:value="11" table:formula="of:=[.A12]" table:style-name="ce1">
            <text:p>11</text:p>
          </table:table-cell>
          <table:table-cell office:value-type="float" office:value="2189" table:style-name="ce1">
            <text:p>2189</text:p>
          </table:table-cell>
          <table:table-cell table:style-name="ce1"/>
          <table:table-cell office:value-type="float" office:value="11.362962470875061" table:formula="of:=[.$E$2]*[.D12]+[.$E$3]" table:style-name="ce1">
            <text:p>11.36296247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970" table:style-name="ce3">
            <text:p>1970</text:p>
          </table:table-cell>
          <table:table-cell office:value-type="float" office:value="12" table:formula="of:=[.A13]" table:style-name="ce1">
            <text:p>12</text:p>
          </table:table-cell>
          <table:table-cell office:value-type="float" office:value="2140" table:formula="of:=[.B13]+[.$E$1]" table:style-name="ce1">
            <text:p>2140</text:p>
          </table:table-cell>
          <table:table-cell table:style-name="ce1"/>
          <table:table-cell office:value-type="float" office:value="13.064504870112032" table:formula="of:=[.$E$2]*[.D13]+[.$E$3]" table:style-name="ce1">
            <text:p>13.06450487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953" table:style-name="ce3">
            <text:p>1953</text:p>
          </table:table-cell>
          <table:table-cell office:value-type="float" office:value="13" table:formula="of:=[.A14]" table:style-name="ce1">
            <text:p>13</text:p>
          </table:table-cell>
          <table:table-cell office:value-type="float" office:value="2123" table:formula="of:=[.B14]+[.$E$1]" table:style-name="ce1">
            <text:p>2123</text:p>
          </table:table-cell>
          <table:table-cell table:style-name="ce1"/>
          <table:table-cell office:value-type="float" office:value="13.654835906581994" table:formula="of:=[.$E$2]*[.D14]+[.$E$3]" table:style-name="ce1">
            <text:p>13.65483591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928" table:style-name="ce3">
            <text:p>1928</text:p>
          </table:table-cell>
          <table:table-cell office:value-type="float" office:value="14" table:formula="of:=[.A15]" table:style-name="ce1">
            <text:p>14</text:p>
          </table:table-cell>
          <table:table-cell office:value-type="float" office:value="2098" table:formula="of:=[.B15]+[.$E$1]" table:style-name="ce1">
            <text:p>2098</text:p>
          </table:table-cell>
          <table:table-cell table:style-name="ce1"/>
          <table:table-cell office:value-type="float" office:value="14.522969783743719" table:formula="of:=[.$E$2]*[.D15]+[.$E$3]" table:style-name="ce1">
            <text:p>14.52296978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98" table:style-name="ce3">
            <text:p>1898</text:p>
          </table:table-cell>
          <table:table-cell office:value-type="float" office:value="15" table:formula="of:=[.A16]" table:style-name="ce1">
            <text:p>15</text:p>
          </table:table-cell>
          <table:table-cell office:value-type="float" office:value="2068" table:formula="of:=[.B16]+[.$E$1]" table:style-name="ce1">
            <text:p>2068</text:p>
          </table:table-cell>
          <table:table-cell table:style-name="ce1"/>
          <table:table-cell office:value-type="float" office:value="15.564730436337783" table:formula="of:=[.$E$2]*[.D16]+[.$E$3]" table:style-name="ce1">
            <text:p>15.56473044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874" table:style-name="ce3">
            <text:p>1874</text:p>
          </table:table-cell>
          <table:table-cell office:value-type="float" office:value="16" table:formula="of:=[.A17]" table:style-name="ce1">
            <text:p>16</text:p>
          </table:table-cell>
          <table:table-cell office:value-type="float" office:value="2044" table:formula="of:=[.B17]+[.$E$1]" table:style-name="ce1">
            <text:p>2044</text:p>
          </table:table-cell>
          <table:table-cell table:style-name="ce1"/>
          <table:table-cell office:value-type="float" office:value="16.398138958413028" table:formula="of:=[.$E$2]*[.D17]+[.$E$3]" table:style-name="ce1">
            <text:p>16.39813896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52" table:style-name="ce3">
            <text:p>1852</text:p>
          </table:table-cell>
          <table:table-cell office:value-type="float" office:value="17" table:formula="of:=[.A18]" table:style-name="ce1">
            <text:p>17</text:p>
          </table:table-cell>
          <table:table-cell office:value-type="float" office:value="2022" table:formula="of:=[.B18]+[.$E$1]" table:style-name="ce1">
            <text:p>2022</text:p>
          </table:table-cell>
          <table:table-cell table:style-name="ce1"/>
          <table:table-cell office:value-type="float" office:value="17.162096770315344" table:formula="of:=[.$E$2]*[.D18]+[.$E$3]" table:style-name="ce1">
            <text:p>17.16209677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25" table:style-name="ce3">
            <text:p>1825</text:p>
          </table:table-cell>
          <table:table-cell office:value-type="float" office:value="18" table:formula="of:=[.A19]" table:style-name="ce1">
            <text:p>18</text:p>
          </table:table-cell>
          <table:table-cell office:value-type="float" office:value="1995" table:formula="of:=[.B19]+[.$E$1]" table:style-name="ce1">
            <text:p>1995</text:p>
          </table:table-cell>
          <table:table-cell table:style-name="ce1"/>
          <table:table-cell office:value-type="float" office:value="18.099681357649999" table:formula="of:=[.$E$2]*[.D19]+[.$E$3]" table:style-name="ce1">
            <text:p>18.09968136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97" table:style-name="ce3">
            <text:p>1797</text:p>
          </table:table-cell>
          <table:table-cell office:value-type="float" office:value="19" table:formula="of:=[.A20]" table:style-name="ce1">
            <text:p>19</text:p>
          </table:table-cell>
          <table:table-cell office:value-type="float" office:value="1967" table:formula="of:=[.B20]+[.$E$1]" table:style-name="ce1">
            <text:p>1967</text:p>
          </table:table-cell>
          <table:table-cell table:style-name="ce1"/>
          <table:table-cell office:value-type="float" office:value="19.071991300071133" table:formula="of:=[.$E$2]*[.D20]+[.$E$3]" table:style-name="ce1">
            <text:p>19.0719913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773" table:style-name="ce3">
            <text:p>1773</text:p>
          </table:table-cell>
          <table:table-cell office:value-type="float" office:value="20" table:formula="of:=[.A21]" table:style-name="ce1">
            <text:p>20</text:p>
          </table:table-cell>
          <table:table-cell office:value-type="float" office:value="1943" table:formula="of:=[.B21]+[.$E$1]" table:style-name="ce1">
            <text:p>1943</text:p>
          </table:table-cell>
          <table:table-cell table:style-name="ce1"/>
          <table:table-cell office:value-type="float" office:value="19.905399822146379" table:formula="of:=[.$E$2]*[.D21]+[.$E$3]" table:style-name="ce1">
            <text:p>19.90539982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745" table:style-name="ce3">
            <text:p>1745</text:p>
          </table:table-cell>
          <table:table-cell office:value-type="float" office:value="21" table:formula="of:=[.A22]" table:style-name="ce1">
            <text:p>21</text:p>
          </table:table-cell>
          <table:table-cell office:value-type="float" office:value="1915" table:formula="of:=[.B22]+[.$E$1]" table:style-name="ce1">
            <text:p>1915</text:p>
          </table:table-cell>
          <table:table-cell table:style-name="ce1"/>
          <table:table-cell office:value-type="float" office:value="20.877709764567498" table:formula="of:=[.$E$2]*[.D22]+[.$E$3]" table:style-name="ce1">
            <text:p>20.87770976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718" table:style-name="ce3">
            <text:p>1718</text:p>
          </table:table-cell>
          <table:table-cell office:value-type="float" office:value="22" table:formula="of:=[.A23]" table:style-name="ce1">
            <text:p>22</text:p>
          </table:table-cell>
          <table:table-cell office:value-type="float" office:value="1888" table:formula="of:=[.B23]+[.$E$1]" table:style-name="ce1">
            <text:p>1888</text:p>
          </table:table-cell>
          <table:table-cell table:style-name="ce1"/>
          <table:table-cell office:value-type="float" office:value="21.815294351902153" table:formula="of:=[.$E$2]*[.D23]+[.$E$3]" table:style-name="ce1">
            <text:p>21.81529435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691" table:style-name="ce3">
            <text:p>1691</text:p>
          </table:table-cell>
          <table:table-cell office:value-type="float" office:value="23" table:formula="of:=[.A24]" table:style-name="ce1">
            <text:p>23</text:p>
          </table:table-cell>
          <table:table-cell office:value-type="float" office:value="1861" table:formula="of:=[.B24]+[.$E$1]" table:style-name="ce1">
            <text:p>1861</text:p>
          </table:table-cell>
          <table:table-cell table:style-name="ce1"/>
          <table:table-cell office:value-type="float" office:value="22.752878939236822" table:formula="of:=[.$E$2]*[.D24]+[.$E$3]" table:style-name="ce1">
            <text:p>22.75287894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667" table:style-name="ce3">
            <text:p>1667</text:p>
          </table:table-cell>
          <table:table-cell office:value-type="float" office:value="24" table:formula="of:=[.A25]" table:style-name="ce1">
            <text:p>24</text:p>
          </table:table-cell>
          <table:table-cell office:value-type="float" office:value="1837" table:formula="of:=[.B25]+[.$E$1]" table:style-name="ce1">
            <text:p>1837</text:p>
          </table:table-cell>
          <table:table-cell table:style-name="ce1"/>
          <table:table-cell office:value-type="float" office:value="23.586287461312068" table:formula="of:=[.$E$2]*[.D25]+[.$E$3]" table:style-name="ce1">
            <text:p>23.58628746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638" table:style-name="ce3">
            <text:p>1638</text:p>
          </table:table-cell>
          <table:table-cell office:value-type="float" office:value="25" table:formula="of:=[.A26]" table:style-name="ce1">
            <text:p>25</text:p>
          </table:table-cell>
          <table:table-cell office:value-type="float" office:value="1808" table:formula="of:=[.B26]+[.$E$1]" table:style-name="ce1">
            <text:p>1808</text:p>
          </table:table-cell>
          <table:table-cell table:style-name="ce1"/>
          <table:table-cell office:value-type="float" office:value="24.593322758819667" table:formula="of:=[.$E$2]*[.D26]+[.$E$3]" table:style-name="ce1">
            <text:p>24.59332276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614" table:style-name="ce3">
            <text:p>1614</text:p>
          </table:table-cell>
          <table:table-cell office:value-type="float" office:value="26" table:formula="of:=[.A27]" table:style-name="ce1">
            <text:p>26</text:p>
          </table:table-cell>
          <table:table-cell office:value-type="float" office:value="1784" table:formula="of:=[.B27]+[.$E$1]" table:style-name="ce1">
            <text:p>1784</text:p>
          </table:table-cell>
          <table:table-cell table:style-name="ce1"/>
          <table:table-cell office:value-type="float" office:value="25.426731280894913" table:formula="of:=[.$E$2]*[.D27]+[.$E$3]" table:style-name="ce1">
            <text:p>25.42673128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591" table:style-name="ce3">
            <text:p>1591</text:p>
          </table:table-cell>
          <table:table-cell office:value-type="float" office:value="27" table:formula="of:=[.A28]" table:style-name="ce1">
            <text:p>27</text:p>
          </table:table-cell>
          <table:table-cell office:value-type="float" office:value="1761" table:formula="of:=[.B28]+[.$E$1]" table:style-name="ce1">
            <text:p>1761</text:p>
          </table:table-cell>
          <table:table-cell table:style-name="ce1"/>
          <table:table-cell office:value-type="float" office:value="26.225414447883693" table:formula="of:=[.$E$2]*[.D28]+[.$E$3]" table:style-name="ce1">
            <text:p>26.22541445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559" table:style-name="ce3">
            <text:p>1559</text:p>
          </table:table-cell>
          <table:table-cell office:value-type="float" office:value="28" table:formula="of:=[.A29]" table:style-name="ce1">
            <text:p>28</text:p>
          </table:table-cell>
          <table:table-cell office:value-type="float" office:value="1729" table:formula="of:=[.B29]+[.$E$1]" table:style-name="ce1">
            <text:p>1729</text:p>
          </table:table-cell>
          <table:table-cell table:style-name="ce1"/>
          <table:table-cell office:value-type="float" office:value="27.336625810650695" table:formula="of:=[.$E$2]*[.D29]+[.$E$3]" table:style-name="ce1">
            <text:p>27.33662581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17" table:style-name="ce3">
            <text:p>1517</text:p>
          </table:table-cell>
          <table:table-cell office:value-type="float" office:value="29" table:formula="of:=[.A30]" table:style-name="ce1">
            <text:p>29</text:p>
          </table:table-cell>
          <table:table-cell office:value-type="float" office:value="1687" table:formula="of:=[.B30]+[.$E$1]" table:style-name="ce1">
            <text:p>1687</text:p>
          </table:table-cell>
          <table:table-cell table:style-name="ce1"/>
          <table:table-cell office:value-type="float" office:value="28.795090724282389" table:formula="of:=[.$E$2]*[.D30]+[.$E$3]" table:style-name="ce1">
            <text:p>28.79509072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486" table:style-name="ce3">
            <text:p>1486</text:p>
          </table:table-cell>
          <table:table-cell office:value-type="float" office:value="30" table:formula="of:=[.A31]" table:style-name="ce1">
            <text:p>30</text:p>
          </table:table-cell>
          <table:table-cell office:value-type="float" office:value="1656" table:formula="of:=[.B31]+[.$E$1]" table:style-name="ce1">
            <text:p>1656</text:p>
          </table:table-cell>
          <table:table-cell table:style-name="ce1"/>
          <table:table-cell office:value-type="float" office:value="29.871576731962918" table:formula="of:=[.$E$2]*[.D31]+[.$E$3]" table:style-name="ce1">
            <text:p>29.87157673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447" table:style-name="ce3">
            <text:p>1447</text:p>
          </table:table-cell>
          <table:table-cell office:value-type="float" office:value="31" table:formula="of:=[.A32]" table:style-name="ce1">
            <text:p>31</text:p>
          </table:table-cell>
          <table:table-cell office:value-type="float" office:value="1617" table:formula="of:=[.B32]+[.$E$1]" table:style-name="ce1">
            <text:p>1617</text:p>
          </table:table-cell>
          <table:table-cell table:style-name="ce1"/>
          <table:table-cell office:value-type="float" office:value="31.225865580335203" table:formula="of:=[.$E$2]*[.D32]+[.$E$3]" table:style-name="ce1">
            <text:p>31.22586558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425" table:style-name="ce3">
            <text:p>1425</text:p>
          </table:table-cell>
          <table:table-cell office:value-type="float" office:value="32" table:formula="of:=[.A33]" table:style-name="ce1">
            <text:p>32</text:p>
          </table:table-cell>
          <table:table-cell office:value-type="float" office:value="1595" table:formula="of:=[.B33]+[.$E$1]" table:style-name="ce1">
            <text:p>1595</text:p>
          </table:table-cell>
          <table:table-cell table:style-name="ce1"/>
          <table:table-cell office:value-type="float" office:value="31.989823392237518" table:formula="of:=[.$E$2]*[.D33]+[.$E$3]" table:style-name="ce1">
            <text:p>31.98982339</text:p>
          </table:table-cell>
          <table:table-cell table:number-columns-repeated="16378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397" table:style-name="ce3">
            <text:p>1397</text:p>
          </table:table-cell>
          <table:table-cell office:value-type="float" office:value="33" table:formula="of:=[.A34]" table:style-name="ce1">
            <text:p>33</text:p>
          </table:table-cell>
          <table:table-cell office:value-type="float" office:value="1567" table:formula="of:=[.B34]+[.$E$1]" table:style-name="ce1">
            <text:p>1567</text:p>
          </table:table-cell>
          <table:table-cell table:style-name="ce1"/>
          <table:table-cell office:value-type="float" office:value="32.962133334658645" table:formula="of:=[.$E$2]*[.D34]+[.$E$3]" table:style-name="ce1">
            <text:p>32.96213333</text:p>
          </table:table-cell>
          <table:table-cell table:number-columns-repeated="16378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365" table:style-name="ce3">
            <text:p>1365</text:p>
          </table:table-cell>
          <table:table-cell office:value-type="float" office:value="34" table:formula="of:=[.A35]" table:style-name="ce1">
            <text:p>34</text:p>
          </table:table-cell>
          <table:table-cell office:value-type="float" office:value="1535" table:formula="of:=[.B35]+[.$E$1]" table:style-name="ce1">
            <text:p>1535</text:p>
          </table:table-cell>
          <table:table-cell table:style-name="ce1"/>
          <table:table-cell office:value-type="float" office:value="34.073344697425647" table:formula="of:=[.$E$2]*[.D35]+[.$E$3]" table:style-name="ce1">
            <text:p>34.0733447</text:p>
          </table:table-cell>
          <table:table-cell table:number-columns-repeated="16378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338" table:style-name="ce3">
            <text:p>1338</text:p>
          </table:table-cell>
          <table:table-cell office:value-type="float" office:value="35" table:formula="of:=[.A36]" table:style-name="ce1">
            <text:p>35</text:p>
          </table:table-cell>
          <table:table-cell office:value-type="float" office:value="1508" table:formula="of:=[.B36]+[.$E$1]" table:style-name="ce1">
            <text:p>1508</text:p>
          </table:table-cell>
          <table:table-cell table:style-name="ce1"/>
          <table:table-cell office:value-type="float" office:value="35.010929284760302" table:formula="of:=[.$E$2]*[.D36]+[.$E$3]" table:style-name="ce1">
            <text:p>35.01092928</text:p>
          </table:table-cell>
          <table:table-cell table:number-columns-repeated="16378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303" table:style-name="ce3">
            <text:p>1303</text:p>
          </table:table-cell>
          <table:table-cell office:value-type="float" office:value="36" table:formula="of:=[.A37]" table:style-name="ce1">
            <text:p>36</text:p>
          </table:table-cell>
          <table:table-cell office:value-type="float" office:value="1473" table:formula="of:=[.B37]+[.$E$1]" table:style-name="ce1">
            <text:p>1473</text:p>
          </table:table-cell>
          <table:table-cell table:style-name="ce1"/>
          <table:table-cell office:value-type="float" office:value="36.226316712786705" table:formula="of:=[.$E$2]*[.D37]+[.$E$3]" table:style-name="ce1">
            <text:p>36.22631671</text:p>
          </table:table-cell>
          <table:table-cell table:number-columns-repeated="16378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277" table:style-name="ce3">
            <text:p>1277</text:p>
          </table:table-cell>
          <table:table-cell office:value-type="float" office:value="37" table:formula="of:=[.A38]" table:style-name="ce1">
            <text:p>37</text:p>
          </table:table-cell>
          <table:table-cell office:value-type="float" office:value="1447" table:formula="of:=[.B38]+[.$E$1]" table:style-name="ce1">
            <text:p>1447</text:p>
          </table:table-cell>
          <table:table-cell table:style-name="ce1"/>
          <table:table-cell office:value-type="float" office:value="37.129175945034895" table:formula="of:=[.$E$2]*[.D38]+[.$E$3]" table:style-name="ce1">
            <text:p>37.12917595</text:p>
          </table:table-cell>
          <table:table-cell table:number-columns-repeated="16378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252" table:style-name="ce3">
            <text:p>1252</text:p>
          </table:table-cell>
          <table:table-cell office:value-type="float" office:value="38" table:formula="of:=[.A39]" table:style-name="ce1">
            <text:p>38</text:p>
          </table:table-cell>
          <table:table-cell office:value-type="float" office:value="1422" table:formula="of:=[.B39]+[.$E$1]" table:style-name="ce1">
            <text:p>1422</text:p>
          </table:table-cell>
          <table:table-cell table:style-name="ce1"/>
          <table:table-cell office:value-type="float" office:value="37.99730982219662" table:formula="of:=[.$E$2]*[.D39]+[.$E$3]" table:style-name="ce1">
            <text:p>37.99730982</text:p>
          </table:table-cell>
          <table:table-cell table:number-columns-repeated="16378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223" table:style-name="ce3">
            <text:p>1223</text:p>
          </table:table-cell>
          <table:table-cell office:value-type="float" office:value="39" table:formula="of:=[.A40]" table:style-name="ce1">
            <text:p>39</text:p>
          </table:table-cell>
          <table:table-cell office:value-type="float" office:value="1393" table:formula="of:=[.B40]+[.$E$1]" table:style-name="ce1">
            <text:p>1393</text:p>
          </table:table-cell>
          <table:table-cell table:style-name="ce1"/>
          <table:table-cell office:value-type="float" office:value="39.004345119704212" table:formula="of:=[.$E$2]*[.D40]+[.$E$3]" table:style-name="ce1">
            <text:p>39.00434512</text:p>
          </table:table-cell>
          <table:table-cell table:number-columns-repeated="16378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84" table:style-name="ce3">
            <text:p>1184</text:p>
          </table:table-cell>
          <table:table-cell office:value-type="float" office:value="40" table:formula="of:=[.A41]" table:style-name="ce1">
            <text:p>40</text:p>
          </table:table-cell>
          <table:table-cell office:value-type="float" office:value="1354" table:formula="of:=[.B41]+[.$E$1]" table:style-name="ce1">
            <text:p>1354</text:p>
          </table:table-cell>
          <table:table-cell table:style-name="ce1"/>
          <table:table-cell office:value-type="float" office:value="40.358633968076497" table:formula="of:=[.$E$2]*[.D41]+[.$E$3]" table:style-name="ce1">
            <text:p>40.35863397</text:p>
          </table:table-cell>
          <table:table-cell table:number-columns-repeated="16378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56" table:style-name="ce3">
            <text:p>1156</text:p>
          </table:table-cell>
          <table:table-cell office:value-type="float" office:value="41" table:formula="of:=[.A42]" table:style-name="ce1">
            <text:p>41</text:p>
          </table:table-cell>
          <table:table-cell office:value-type="float" office:value="1326" table:formula="of:=[.B42]+[.$E$1]" table:style-name="ce1">
            <text:p>1326</text:p>
          </table:table-cell>
          <table:table-cell table:style-name="ce1"/>
          <table:table-cell office:value-type="float" office:value="41.330943910497624" table:formula="of:=[.$E$2]*[.D42]+[.$E$3]" table:style-name="ce1">
            <text:p>41.33094391</text:p>
          </table:table-cell>
          <table:table-cell table:number-columns-repeated="16378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30" table:style-name="ce3">
            <text:p>1130</text:p>
          </table:table-cell>
          <table:table-cell office:value-type="float" office:value="42" table:formula="of:=[.A43]" table:style-name="ce1">
            <text:p>42</text:p>
          </table:table-cell>
          <table:table-cell office:value-type="float" office:value="1300" table:formula="of:=[.B43]+[.$E$1]" table:style-name="ce1">
            <text:p>1300</text:p>
          </table:table-cell>
          <table:table-cell table:style-name="ce1"/>
          <table:table-cell office:value-type="float" office:value="42.233803142745806" table:formula="of:=[.$E$2]*[.D43]+[.$E$3]" table:style-name="ce1">
            <text:p>42.23380314</text:p>
          </table:table-cell>
          <table:table-cell table:number-columns-repeated="16378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110" table:style-name="ce3">
            <text:p>1110</text:p>
          </table:table-cell>
          <table:table-cell office:value-type="float" office:value="43" table:formula="of:=[.A44]" table:style-name="ce1">
            <text:p>43</text:p>
          </table:table-cell>
          <table:table-cell office:value-type="float" office:value="1280" table:formula="of:=[.B44]+[.$E$1]" table:style-name="ce1">
            <text:p>1280</text:p>
          </table:table-cell>
          <table:table-cell table:style-name="ce1"/>
          <table:table-cell office:value-type="float" office:value="42.928310244475185" table:formula="of:=[.$E$2]*[.D44]+[.$E$3]" table:style-name="ce1">
            <text:p>42.92831024</text:p>
          </table:table-cell>
          <table:table-cell table:number-columns-repeated="16378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086" table:style-name="ce3">
            <text:p>1086</text:p>
          </table:table-cell>
          <table:table-cell office:value-type="float" office:value="44" table:formula="of:=[.A45]" table:style-name="ce1">
            <text:p>44</text:p>
          </table:table-cell>
          <table:table-cell office:value-type="float" office:value="1256" table:formula="of:=[.B45]+[.$E$1]" table:style-name="ce1">
            <text:p>1256</text:p>
          </table:table-cell>
          <table:table-cell table:style-name="ce1"/>
          <table:table-cell office:value-type="float" office:value="43.761718766550437" table:formula="of:=[.$E$2]*[.D45]+[.$E$3]" table:style-name="ce1">
            <text:p>43.76171877</text:p>
          </table:table-cell>
          <table:table-cell table:number-columns-repeated="1637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59" table:style-name="ce3">
            <text:p>1059</text:p>
          </table:table-cell>
          <table:table-cell office:value-type="float" office:value="45" table:formula="of:=[.A46]" table:style-name="ce1">
            <text:p>45</text:p>
          </table:table-cell>
          <table:table-cell office:value-type="float" office:value="1229" table:formula="of:=[.B46]+[.$E$1]" table:style-name="ce1">
            <text:p>1229</text:p>
          </table:table-cell>
          <table:table-cell table:style-name="ce1"/>
          <table:table-cell office:value-type="float" office:value="44.699303353885092" table:formula="of:=[.$E$2]*[.D46]+[.$E$3]" table:style-name="ce1">
            <text:p>44.69930335</text:p>
          </table:table-cell>
          <table:table-cell table:number-columns-repeated="16378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029" table:style-name="ce3">
            <text:p>1029</text:p>
          </table:table-cell>
          <table:table-cell office:value-type="float" office:value="46" table:formula="of:=[.A47]" table:style-name="ce1">
            <text:p>46</text:p>
          </table:table-cell>
          <table:table-cell office:value-type="float" office:value="1199" table:formula="of:=[.B47]+[.$E$1]" table:style-name="ce1">
            <text:p>1199</text:p>
          </table:table-cell>
          <table:table-cell table:style-name="ce1"/>
          <table:table-cell office:value-type="float" office:value="45.741064006479156" table:formula="of:=[.$E$2]*[.D47]+[.$E$3]" table:style-name="ce1">
            <text:p>45.74106401</text:p>
          </table:table-cell>
          <table:table-cell table:number-columns-repeated="16378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882" table:style-name="ce1">
            <text:p>2882</text:p>
          </table:table-cell>
          <table:table-cell office:value-type="float" office:value="-13" table:style-name="ce1">
            <text:p>-13</text:p>
          </table:table-cell>
          <table:table-cell office:value-type="float" office:value="2882" table:style-name="ce1">
            <text:p>2882</text:p>
          </table:table-cell>
          <table:table-cell table:style-name="ce1"/>
          <table:table-cell office:value-type="float" office:value="-12.701708604047823" table:formula="of:=[.$E$2]*[.D48]+[.$E$3]" table:style-name="ce1">
            <text:p>-12.7017086</text:p>
          </table:table-cell>
          <table:table-cell office:value-type="float" office:value="34" table:formula="of:=[.A48]+[.C48]" table:style-name="ce1">
            <text:p>34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858" table:style-name="ce1">
            <text:p>2858</text:p>
          </table:table-cell>
          <table:table-cell office:value-type="float" office:value="-12" table:style-name="ce1">
            <text:p>-12</text:p>
          </table:table-cell>
          <table:table-cell office:value-type="float" office:value="2858" table:style-name="ce1">
            <text:p>2858</text:p>
          </table:table-cell>
          <table:table-cell table:style-name="ce1"/>
          <table:table-cell office:value-type="float" office:value="-11.868300081972563" table:formula="of:=[.$E$2]*[.D49]+[.$E$3]" table:style-name="ce1">
            <text:p>-11.86830008</text:p>
          </table:table-cell>
          <table:table-cell office:value-type="float" office:value="36" table:formula="of:=[.A49]+[.C49]" table:style-name="ce1">
            <text:p>36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831" table:style-name="ce1">
            <text:p>2831</text:p>
          </table:table-cell>
          <table:table-cell office:value-type="float" office:value="-11" table:style-name="ce1">
            <text:p>-11</text:p>
          </table:table-cell>
          <table:table-cell office:value-type="float" office:value="2831" table:style-name="ce1">
            <text:p>2831</text:p>
          </table:table-cell>
          <table:table-cell table:style-name="ce1"/>
          <table:table-cell office:value-type="float" office:value="-10.930715494637909" table:formula="of:=[.$E$2]*[.D50]+[.$E$3]" table:style-name="ce1">
            <text:p>-10.93071549</text:p>
          </table:table-cell>
          <table:table-cell office:value-type="float" office:value="38" table:formula="of:=[.A50]+[.C50]" table:style-name="ce1">
            <text:p>38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800" table:style-name="ce1">
            <text:p>2800</text:p>
          </table:table-cell>
          <table:table-cell office:value-type="float" office:value="-10" table:style-name="ce1">
            <text:p>-10</text:p>
          </table:table-cell>
          <table:table-cell office:value-type="float" office:value="2800" table:style-name="ce1">
            <text:p>2800</text:p>
          </table:table-cell>
          <table:table-cell table:style-name="ce1"/>
          <table:table-cell office:value-type="float" office:value="-9.8542294869573794" table:formula="of:=[.$E$2]*[.D51]+[.$E$3]" table:style-name="ce1">
            <text:p>-9.854229487</text:p>
          </table:table-cell>
          <table:table-cell office:value-type="float" office:value="40" table:formula="of:=[.A51]+[.C51]" table:style-name="ce1">
            <text:p>40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774" table:style-name="ce1">
            <text:p>2774</text:p>
          </table:table-cell>
          <table:table-cell office:value-type="float" office:value="-9" table:style-name="ce1">
            <text:p>-9</text:p>
          </table:table-cell>
          <table:table-cell office:value-type="float" office:value="2774" table:style-name="ce1">
            <text:p>2774</text:p>
          </table:table-cell>
          <table:table-cell table:style-name="ce1"/>
          <table:table-cell office:value-type="float" office:value="-8.9513702547091896" table:formula="of:=[.$E$2]*[.D52]+[.$E$3]" table:style-name="ce1">
            <text:p>-8.951370255</text:p>
          </table:table-cell>
          <table:table-cell office:value-type="float" office:value="42" table:formula="of:=[.A52]+[.C52]" table:style-name="ce1">
            <text:p>42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751" table:style-name="ce1">
            <text:p>2751</text:p>
          </table:table-cell>
          <table:table-cell office:value-type="float" office:value="-8" table:style-name="ce1">
            <text:p>-8</text:p>
          </table:table-cell>
          <table:table-cell office:value-type="float" office:value="2751" table:style-name="ce1">
            <text:p>2751</text:p>
          </table:table-cell>
          <table:table-cell table:style-name="ce1"/>
          <table:table-cell office:value-type="float" office:value="-8.152687087720409" table:formula="of:=[.$E$2]*[.D53]+[.$E$3]" table:style-name="ce1">
            <text:p>-8.152687088</text:p>
          </table:table-cell>
          <table:table-cell office:value-type="float" office:value="44" table:formula="of:=[.A53]+[.C53]" table:style-name="ce1">
            <text:p>44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722" table:style-name="ce1">
            <text:p>2722</text:p>
          </table:table-cell>
          <table:table-cell office:value-type="float" office:value="-7" table:style-name="ce1">
            <text:p>-7</text:p>
          </table:table-cell>
          <table:table-cell office:value-type="float" office:value="2722" table:style-name="ce1">
            <text:p>2722</text:p>
          </table:table-cell>
          <table:table-cell table:style-name="ce1"/>
          <table:table-cell office:value-type="float" office:value="-7.1456517902128098" table:formula="of:=[.$E$2]*[.D54]+[.$E$3]" table:style-name="ce1">
            <text:p>-7.14565179</text:p>
          </table:table-cell>
          <table:table-cell office:value-type="float" office:value="46" table:formula="of:=[.A54]+[.C54]" table:style-name="ce1">
            <text:p>46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697" table:style-name="ce1">
            <text:p>2697</text:p>
          </table:table-cell>
          <table:table-cell office:value-type="float" office:value="-6" table:style-name="ce1">
            <text:p>-6</text:p>
          </table:table-cell>
          <table:table-cell office:value-type="float" office:value="2697" table:style-name="ce1">
            <text:p>2697</text:p>
          </table:table-cell>
          <table:table-cell table:style-name="ce1"/>
          <table:table-cell office:value-type="float" office:value="-6.277517913051085" table:formula="of:=[.$E$2]*[.D55]+[.$E$3]" table:style-name="ce1">
            <text:p>-6.277517913</text:p>
          </table:table-cell>
          <table:table-cell office:value-type="float" office:value="48" table:formula="of:=[.A55]+[.C55]" table:style-name="ce1">
            <text:p>48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673" table:style-name="ce1">
            <text:p>2673</text:p>
          </table:table-cell>
          <table:table-cell office:value-type="float" office:value="-5" table:style-name="ce1">
            <text:p>-5</text:p>
          </table:table-cell>
          <table:table-cell office:value-type="float" office:value="2673" table:style-name="ce1">
            <text:p>2673</text:p>
          </table:table-cell>
          <table:table-cell table:style-name="ce1"/>
          <table:table-cell office:value-type="float" office:value="-5.4441093909758393" table:formula="of:=[.$E$2]*[.D56]+[.$E$3]" table:style-name="ce1">
            <text:p>-5.444109391</text:p>
          </table:table-cell>
          <table:table-cell office:value-type="float" office:value="50" table:formula="of:=[.A56]+[.C56]" table:style-name="ce1">
            <text:p>50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644" table:style-name="ce1">
            <text:p>2644</text:p>
          </table:table-cell>
          <table:table-cell office:value-type="float" office:value="-4" table:style-name="ce1">
            <text:p>-4</text:p>
          </table:table-cell>
          <table:table-cell office:value-type="float" office:value="2644" table:style-name="ce1">
            <text:p>2644</text:p>
          </table:table-cell>
          <table:table-cell table:style-name="ce1"/>
          <table:table-cell office:value-type="float" office:value="-4.4370740934682402" table:formula="of:=[.$E$2]*[.D57]+[.$E$3]" table:style-name="ce1">
            <text:p>-4.437074093</text:p>
          </table:table-cell>
          <table:table-cell office:value-type="float" office:value="52" table:formula="of:=[.A57]+[.C57]" table:style-name="ce1">
            <text:p>52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619" table:style-name="ce1">
            <text:p>2619</text:p>
          </table:table-cell>
          <table:table-cell office:value-type="float" office:value="-3" table:style-name="ce1">
            <text:p>-3</text:p>
          </table:table-cell>
          <table:table-cell office:value-type="float" office:value="2619" table:style-name="ce1">
            <text:p>2619</text:p>
          </table:table-cell>
          <table:table-cell table:style-name="ce1"/>
          <table:table-cell office:value-type="float" office:value="-3.5689402163065296" table:formula="of:=[.$E$2]*[.D58]+[.$E$3]" table:style-name="ce1">
            <text:p>-3.568940216</text:p>
          </table:table-cell>
          <table:table-cell office:value-type="float" office:value="54" table:formula="of:=[.A58]+[.C58]" table:style-name="ce1">
            <text:p>54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593" table:style-name="ce1">
            <text:p>2593</text:p>
          </table:table-cell>
          <table:table-cell office:value-type="float" office:value="-2" table:style-name="ce1">
            <text:p>-2</text:p>
          </table:table-cell>
          <table:table-cell office:value-type="float" office:value="2593" table:style-name="ce1">
            <text:p>2593</text:p>
          </table:table-cell>
          <table:table-cell table:style-name="ce1"/>
          <table:table-cell office:value-type="float" office:value="-2.6660809840583397" table:formula="of:=[.$E$2]*[.D59]+[.$E$3]" table:style-name="ce1">
            <text:p>-2.666080984</text:p>
          </table:table-cell>
          <table:table-cell office:value-type="float" office:value="56" table:formula="of:=[.A59]+[.C59]" table:style-name="ce1">
            <text:p>56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562" table:style-name="ce1">
            <text:p>2562</text:p>
          </table:table-cell>
          <table:table-cell office:value-type="float" office:value="-1" table:style-name="ce1">
            <text:p>-1</text:p>
          </table:table-cell>
          <table:table-cell office:value-type="float" office:value="2562" table:style-name="ce1">
            <text:p>2562</text:p>
          </table:table-cell>
          <table:table-cell table:style-name="ce1"/>
          <table:table-cell office:value-type="float" office:value="-1.5895949763778106" table:formula="of:=[.$E$2]*[.D60]+[.$E$3]" table:style-name="ce1">
            <text:p>-1.589594976</text:p>
          </table:table-cell>
          <table:table-cell office:value-type="float" office:value="58" table:formula="of:=[.A60]+[.C60]" table:style-name="ce1">
            <text:p>58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-13" table:style-name="ce1">
            <text:p>-13</text:p>
          </table:table-cell>
          <table:table-cell office:value-type="float" office:value="47" table:style-name="ce1">
            <text:p>47</text:p>
          </table:table-cell>
          <table:table-cell office:value-type="float" office:value="1" table:formula="of:=SLOPE([.B63:.B75];[.A63:.A75])" table:style-name="ce1">
            <text:p>1</text:p>
          </table:table-cell>
          <table:table-cell office:value-type="float" office:value="47" table:formula="of:=[.$C$63]*[.A63]+[.$C$64]" table:style-name="ce1">
            <text:p>47</text:p>
          </table:table-cell>
          <table:table-cell office:value-type="float" office:value="47" table:formula="of:=[.A63]+60" table:style-name="ce1">
            <text:p>47</text:p>
          </table:table-cell>
          <table:table-cell table:number-columns-repeated="16379" table:style-name="ce1"/>
        </table:table-row>
        <table:table-row table:style-name="ro1">
          <table:table-cell office:value-type="float" office:value="-12" table:style-name="ce1">
            <text:p>-12</text:p>
          </table:table-cell>
          <table:table-cell office:value-type="float" office:value="48" table:style-name="ce1">
            <text:p>48</text:p>
          </table:table-cell>
          <table:table-cell office:value-type="float" office:value="60" table:formula="of:=INTERCEPT([.B63:.B75];[.A63:.A75])" table:style-name="ce1">
            <text:p>60</text:p>
          </table:table-cell>
          <table:table-cell office:value-type="float" office:value="48" table:formula="of:=[.$C$63]*[.A64]+[.$C$64]" table:style-name="ce1">
            <text:p>48</text:p>
          </table:table-cell>
          <table:table-cell office:value-type="float" office:value="48" table:formula="of:=[.A64]+60" table:style-name="ce1">
            <text:p>48</text:p>
          </table:table-cell>
          <table:table-cell table:number-columns-repeated="16379" table:style-name="ce1"/>
        </table:table-row>
        <table:table-row table:style-name="ro1">
          <table:table-cell office:value-type="float" office:value="-11" table:style-name="ce1">
            <text:p>-11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49" table:formula="of:=[.$C$63]*[.A65]+[.$C$64]" table:style-name="ce1">
            <text:p>49</text:p>
          </table:table-cell>
          <table:table-cell office:value-type="float" office:value="49" table:formula="of:=[.A65]+60" table:style-name="ce1">
            <text:p>49</text:p>
          </table:table-cell>
          <table:table-cell table:number-columns-repeated="16379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0" table:formula="of:=[.$C$63]*[.A66]+[.$C$64]" table:style-name="ce1">
            <text:p>50</text:p>
          </table:table-cell>
          <table:table-cell office:value-type="float" office:value="50" table:formula="of:=[.A66]+60" table:style-name="ce1">
            <text:p>50</text:p>
          </table:table-cell>
          <table:table-cell table:number-columns-repeated="16379"/>
        </table:table-row>
        <table:table-row table:style-name="ro1">
          <table:table-cell office:value-type="float" office:value="-9" table:style-name="ce1">
            <text:p>-9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51" table:formula="of:=[.$C$63]*[.A67]+[.$C$64]" table:style-name="ce1">
            <text:p>51</text:p>
          </table:table-cell>
          <table:table-cell office:value-type="float" office:value="51" table:formula="of:=[.A67]+60" table:style-name="ce1">
            <text:p>51</text:p>
          </table:table-cell>
          <table:table-cell table:number-columns-repeated="16379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52" table:formula="of:=[.$C$63]*[.A68]+[.$C$64]" table:style-name="ce1">
            <text:p>52</text:p>
          </table:table-cell>
          <table:table-cell office:value-type="float" office:value="52" table:formula="of:=[.A68]+60" table:style-name="ce1">
            <text:p>52</text:p>
          </table:table-cell>
          <table:table-cell table:number-columns-repeated="16379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53" table:formula="of:=[.$C$63]*[.A69]+[.$C$64]" table:style-name="ce1">
            <text:p>53</text:p>
          </table:table-cell>
          <table:table-cell office:value-type="float" office:value="53" table:formula="of:=[.A69]+60" table:style-name="ce1">
            <text:p>53</text:p>
          </table:table-cell>
          <table:table-cell table:number-columns-repeated="16379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54" table:formula="of:=[.$C$63]*[.A70]+[.$C$64]" table:style-name="ce1">
            <text:p>54</text:p>
          </table:table-cell>
          <table:table-cell office:value-type="float" office:value="54" table:formula="of:=[.A70]+60" table:style-name="ce1">
            <text:p>54</text:p>
          </table:table-cell>
          <table:table-cell table:number-columns-repeated="16379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5" table:formula="of:=[.$C$63]*[.A71]+[.$C$64]" table:style-name="ce1">
            <text:p>55</text:p>
          </table:table-cell>
          <table:table-cell office:value-type="float" office:value="55" table:formula="of:=[.A71]+60" table:style-name="ce1">
            <text:p>55</text:p>
          </table:table-cell>
          <table:table-cell table:number-columns-repeated="16379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56" table:formula="of:=[.$C$63]*[.A72]+[.$C$64]" table:style-name="ce1">
            <text:p>56</text:p>
          </table:table-cell>
          <table:table-cell office:value-type="float" office:value="56" table:formula="of:=[.A72]+60" table:style-name="ce1">
            <text:p>56</text:p>
          </table:table-cell>
          <table:table-cell table:number-columns-repeated="16379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57" table:formula="of:=[.$C$63]*[.A73]+[.$C$64]" table:style-name="ce1">
            <text:p>57</text:p>
          </table:table-cell>
          <table:table-cell office:value-type="float" office:value="57" table:formula="of:=[.A73]+60" table:style-name="ce1">
            <text:p>57</text:p>
          </table:table-cell>
          <table:table-cell table:number-columns-repeated="16379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58" table:formula="of:=[.$C$63]*[.A74]+[.$C$64]" table:style-name="ce1">
            <text:p>58</text:p>
          </table:table-cell>
          <table:table-cell office:value-type="float" office:value="58" table:formula="of:=[.A74]+60" table:style-name="ce1">
            <text:p>58</text:p>
          </table:table-cell>
          <table:table-cell table:number-columns-repeated="16379"/>
        </table:table-row>
        <table:table-row table:style-name="ro1">
          <table:table-cell office:value-type="float" office:value="-1" table:style-name="ce1">
            <text:p>-1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59" table:formula="of:=[.$C$63]*[.A75]+[.$C$64]" table:style-name="ce1">
            <text:p>59</text:p>
          </table:table-cell>
          <table:table-cell office:value-type="float" office:value="59" table:formula="of:=[.A75]+60" table:style-name="ce1">
            <text:p>59</text:p>
          </table:table-cell>
          <table:table-cell table:number-columns-repeated="16379"/>
        </table:table-row>
        <table:table-row table:number-rows-repeated="1605" table:style-name="ro1">
          <table:table-cell table:number-columns-repeated="16384"/>
        </table:table-row>
        <table:table-row table:number-rows-repeated="8" table:style-name="ro1">
          <table:table-cell table:number-columns-repeated="2" table:style-name="ce2"/>
          <table:table-cell table:style-name="ce1"/>
          <table:table-cell table:style-name="ce2"/>
          <table:table-cell table:number-columns-repeated="16380"/>
        </table:table-row>
        <table:table-row table:number-rows-repeated="104688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 </dc:creator>
    <meta:creation-date>2020-07-20T11:09:07Z</meta:creation-date>
    <dc:date>2020-07-21T21:27:41Z</dc:date>
    <meta:editing-cycles>1</meta:editing-cycles>
    <meta:editing-duration>PT56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regression-type="linear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amed-symbol" chart:symbol-name="square" chart:symbol-width="0.01389in" chart:symbol-height="0.01389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1389in" chart:symbol-height="0.01389in" chart:connect-bars="false" chart:solid-type="cuboid"/>
      <style:graphic-properties draw:fill="none" draw:stroke="none"/>
    </style:style>
    <style:style style:family="chart" style:name="T000">
      <style:graphic-properties draw:fill="none" draw:stroke="solid" svg:stroke-width="0.00694in" svg:stroke-color="#c5000b" svg:stroke-opacity="100%" draw:stroke-linejoin="round" svg:stroke-linecap="round"/>
    </style: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9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C$1:.$C$60" chart:class="chart:scatter" chart:attached-axis="primary-y" chart:style-name="G0S0">
            <chart:domain table:cell-range-address="Sheet1.$D$1:.$D$60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6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4.78pt" svg:width="452.979921259842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B$63:.$B$75" chart:class="chart:scatter" chart:attached-axis="primary-y" chart:style-name="G0S0">
            <chart:domain table:cell-range-address="Sheet1.$A$63:.$A$75"/>
            <chart:data-point chart:repeated="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